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43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6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Comma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Excel_32_Built-in_32_Comma" style:data-style-name="N36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4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Comma" style:data-style-name="N36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1" style:family="table-cell" style:parent-style-name="Comma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63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40">
      <style:table-cell-properties fo:border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fo:background-color="#FFFFFF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Excel_32_Built-in_32_Comma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7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78" style:family="table-cell" style:parent-style-name="Default" style:data-style-name="N0">
      <style:text-properties fo:font-style="italic" style:font-style-asian="italic" style:font-style-complex="italic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80" style:family="table-cell" style:parent-style-name="Default" style:data-style-name="N3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81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82" style:family="table-cell" style:parent-style-name="Default" style:data-style-name="N3">
      <style:table-cell-properties fo:border="thin solid #000000"/>
      <style:text-properties fo:font-style="italic" style:font-style-asian="italic" style:font-style-complex="italic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4" style:family="table-cell" style:parent-style-name="Default" style:data-style-name="N3"/>
    <style:style style:name="ce85" style:family="table-cell" style:parent-style-name="Comma" style:data-style-name="N4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font-style="italic" style:font-style-asian="italic" style:font-style-complex="italic"/>
    </style:style>
    <style:style style:name="ce86" style:family="table-cell" style:parent-style-name="Comma" style:data-style-name="N41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87" style:family="table-cell" style:parent-style-name="Millares" style:data-style-name="N47">
      <style:table-cell-properties fo:border="thin solid #000000"/>
      <style:text-properties fo:color="#000000" style:font-name="Liberation Sans1" style:font-name-asian="Liberation Sans1" style:font-name-complex="Liberation Sans1" fo:font-style="italic" style:font-style-asian="italic" style:font-style-complex="italic"/>
    </style:style>
    <style:style style:name="ce88" style:family="table-cell" style:parent-style-name="Default" style:data-style-name="N3">
      <style:text-properties fo:font-style="italic" style:font-style-asian="italic" style:font-style-complex="italic"/>
    </style:style>
    <style:style style:name="ce89" style:family="table-cell" style:parent-style-name="Millares" style:data-style-name="N47">
      <style:table-cell-properties fo:border-top="thin solid #000000" fo:border-bottom="none" fo:border-left="thin solid #000000" fo:border-right="thin solid #000000"/>
    </style:style>
    <style:style style:name="ce90" style:family="table-cell" style:parent-style-name="Millares" style:data-style-name="N47">
      <style:table-cell-properties fo:border-top="none" fo:border-bottom="none" fo:border-left="thin solid #000000" fo:border-right="thin solid #000000"/>
    </style:style>
    <style:style style:name="ce91" style:family="table-cell" style:parent-style-name="Millares" style:data-style-name="N47"/>
    <style:style style:name="ce92" style:family="table-cell" style:parent-style-name="Millares" style:data-style-name="N47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6.93208333333333cm" style:use-optimal-column-width="true"/>
    </style:style>
    <style:style style:name="co13" style:family="table-column">
      <style:table-column-properties fo:break-before="auto" style:column-width="2.19604166666667cm" style:use-optimal-column-width="true"/>
    </style:style>
    <style:style style:name="co14" style:family="table-column">
      <style:table-column-properties fo:break-before="auto" style:column-width="2.301875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1.825625cm" style:use-optimal-column-width="true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9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1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901" table:number-columns-spanned="2" table:number-rows-spanned="1" table:style-name="ce62">
            <text:p>69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3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1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64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1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5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1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7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68">
            <text:p>Código</text:p>
          </table:table-cell>
          <table:table-cell office:value-type="string" table:number-columns-spanned="1" table:number-rows-spanned="2" table:style-name="ce69">
            <text:p>Cuenta</text:p>
          </table:table-cell>
          <table:table-cell office:value-type="string" table:number-columns-spanned="1" table:number-rows-spanned="2" table:style-name="ce69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0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8">
            <text:p>Código</text:p>
          </table:table-cell>
          <table:table-cell office:value-type="string" table:number-columns-spanned="1" table:number-rows-spanned="2" table:style-name="ce69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1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3"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1010101001</text:p>
          </table:table-cell>
          <table:table-cell office:value-type="string" table:style-name="ce19">
            <text:p>CAPITAL SOCIAL</text:p>
          </table:table-cell>
          <table:table-cell table:style-name="ce20"/>
          <table:table-cell office:value-type="float" office:value="1608300" table:style-name="ce21">
            <text:p>1.608.300</text:p>
          </table:table-cell>
          <table:table-cell table:number-columns-repeated="2" table:style-name="ce22"/>
          <table:table-cell office:value-type="float" office:value="1608300" table:formula="of:=[.D10]+[.E10]-[.F10]" table:style-name="ce21">
            <text:p>1.608.300</text:p>
          </table:table-cell>
          <table:table-cell office:value-type="string" table:style-name="ce18">
            <text:p>301010101001</text:p>
          </table:table-cell>
          <table:table-cell office:value-type="string" table:style-name="ce19">
            <text:p>CAPITAL SOCIAL</text:p>
          </table:table-cell>
          <table:table-cell office:value-type="float" office:value="1608300" table:style-name="ce23">
            <text:p>1.608.300</text:p>
          </table:table-cell>
          <table:table-cell office:value-type="float" office:value="0" table:formula="of:=+[.G10]-[.J10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4010101001</text:p>
          </table:table-cell>
          <table:table-cell office:value-type="string" table:style-name="ce19">
            <text:p>RESERVA LEGAL</text:p>
          </table:table-cell>
          <table:table-cell table:style-name="ce25"/>
          <table:table-cell office:value-type="float" office:value="713799" table:style-name="ce22">
            <text:p>713.799</text:p>
          </table:table-cell>
          <table:table-cell table:number-columns-repeated="2" table:style-name="ce22"/>
          <table:table-cell office:value-type="float" office:value="713799" table:formula="of:=[.D11]+[.E11]-[.F11]" table:style-name="ce21">
            <text:p>713.799</text:p>
          </table:table-cell>
          <table:table-cell office:value-type="string" table:style-name="ce18">
            <text:p>304010101001</text:p>
          </table:table-cell>
          <table:table-cell office:value-type="string" table:style-name="ce19">
            <text:p>RESERVA LEGAL</text:p>
          </table:table-cell>
          <table:table-cell office:value-type="float" office:value="619400.47" table:style-name="ce22">
            <text:p>619.400</text:p>
          </table:table-cell>
          <table:table-cell office:value-type="float" office:value="94398.530000000028" table:formula="of:=+[.G11]-[.J11]" table:style-name="ce24">
            <text:p>94.39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4020101001</text:p>
          </table:table-cell>
          <table:table-cell office:value-type="string" table:style-name="ce19">
            <text:p>RESERVA FACULTATIVA Y ESTATUTARIA</text:p>
          </table:table-cell>
          <table:table-cell table:style-name="ce25"/>
          <table:table-cell office:value-type="float" office:value="7000" table:style-name="ce22">
            <text:p>7.000</text:p>
          </table:table-cell>
          <table:table-cell table:number-columns-repeated="2" table:style-name="ce22"/>
          <table:table-cell office:value-type="float" office:value="7000" table:formula="of:=[.D12]+[.E12]-[.F12]" table:style-name="ce21">
            <text:p>7.000</text:p>
          </table:table-cell>
          <table:table-cell office:value-type="string" table:style-name="ce18">
            <text:p>304020101001</text:p>
          </table:table-cell>
          <table:table-cell office:value-type="string" table:style-name="ce19">
            <text:p>RESERVA FACULTATIVA Y ESTATUTARIA</text:p>
          </table:table-cell>
          <table:table-cell office:value-type="float" office:value="6999.56" table:style-name="ce22">
            <text:p>7.000</text:p>
          </table:table-cell>
          <table:table-cell office:value-type="float" office:value="0.43999999999959982" table:formula="of:=+[.G12]-[.J12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20101001</text:p>
          </table:table-cell>
          <table:table-cell office:value-type="string" table:style-name="ce19">
            <text:p>SUPERAVIT POR REVALUACION DE PROPIEDAD PLANTA Y EQUIPO<text:s/></text:p>
          </table:table-cell>
          <table:table-cell table:style-name="ce25"/>
          <table:table-cell office:value-type="float" office:value="27786" table:style-name="ce22">
            <text:p>27.786</text:p>
          </table:table-cell>
          <table:table-cell table:number-columns-repeated="2" table:style-name="ce22"/>
          <table:table-cell office:value-type="float" office:value="27786" table:formula="of:=[.D13]+[.E13]-[.F13]" table:style-name="ce21">
            <text:p>27.786</text:p>
          </table:table-cell>
          <table:table-cell office:value-type="string" table:style-name="ce18">
            <text:p>305020101001</text:p>
          </table:table-cell>
          <table:table-cell office:value-type="string" table:style-name="ce19">
            <text:p>SUPERAVIT POR REVALUACION DE PROPIEDAD PLANTA Y EQUIPO<text:s/></text:p>
          </table:table-cell>
          <table:table-cell office:value-type="float" office:value="27785.96" table:style-name="ce22">
            <text:p>27.786</text:p>
          </table:table-cell>
          <table:table-cell office:value-type="float" office:value="4.0000000000873115E-2" table:formula="of:=+[.G13]-[.J13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10101001</text:p>
          </table:table-cell>
          <table:table-cell office:value-type="string" table:style-name="ce19">
            <text:p>GANANCIA ACUMULADA DE PERIODOS ANTERIORES</text:p>
          </table:table-cell>
          <table:table-cell table:style-name="ce26"/>
          <table:table-cell office:value-type="float" office:value="6960152" table:style-name="ce21">
            <text:p>6.960.152</text:p>
          </table:table-cell>
          <table:table-cell table:number-columns-repeated="2" table:style-name="ce21"/>
          <table:table-cell office:value-type="float" office:value="6960152" table:formula="of:=[.D14]+[.E14]-[.F14]" table:style-name="ce21">
            <text:p>6.960.152</text:p>
          </table:table-cell>
          <table:table-cell office:value-type="string" table:style-name="ce18">
            <text:p>306010101001</text:p>
          </table:table-cell>
          <table:table-cell office:value-type="string" table:style-name="ce19">
            <text:p>GANANCIA ACUMULADA DE PERIODOS ANTERIORES</text:p>
          </table:table-cell>
          <table:table-cell office:value-type="float" office:value="6110564.0700000003" table:style-name="ce21">
            <text:p>6.110.564</text:p>
          </table:table-cell>
          <table:table-cell office:value-type="float" office:value="849587.9299999997" table:formula="of:=+[.G14]-[.J14]" table:style-name="ce24">
            <text:p>849.58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20101001</text:p>
          </table:table-cell>
          <table:table-cell office:value-type="string" table:style-name="ce19">
            <text:p>RESULTADOS ACUMULADOS PROVENIENTES DE LA ADOPCION POR PRIMERA VEZ</text:p>
          </table:table-cell>
          <table:table-cell table:style-name="ce26"/>
          <table:table-cell office:value-type="float" office:value="971339" table:style-name="ce21">
            <text:p>971.339</text:p>
          </table:table-cell>
          <table:table-cell table:number-columns-repeated="2" table:style-name="ce21"/>
          <table:table-cell office:value-type="float" office:value="971339" table:formula="of:=[.D15]+[.E15]-[.F15]" table:style-name="ce21">
            <text:p>971.339</text:p>
          </table:table-cell>
          <table:table-cell office:value-type="string" table:style-name="ce18">
            <text:p>306020101001</text:p>
          </table:table-cell>
          <table:table-cell office:value-type="string" table:style-name="ce19">
            <text:p>RESULTADOS ACUMULADOS PROVENIENTES DE LA ADOPCION POR PRIMERA VEZ</text:p>
          </table:table-cell>
          <table:table-cell office:value-type="float" office:value="971338.87" table:style-name="ce21">
            <text:p>971.339</text:p>
          </table:table-cell>
          <table:table-cell office:value-type="float" office:value="0.13000000000465661" table:formula="of:=+[.G15]-[.J15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40101001</text:p>
          </table:table-cell>
          <table:table-cell office:value-type="string" table:style-name="ce19">
            <text:p>PERDIDAS Y GANANCIAS ACTUARIALES RECONOCIDAS ORI</text:p>
          </table:table-cell>
          <table:table-cell table:style-name="ce26"/>
          <table:table-cell office:value-type="float" office:value="64643" table:style-name="ce21">
            <text:p>64.643</text:p>
          </table:table-cell>
          <table:table-cell table:number-columns-repeated="2" table:style-name="ce21"/>
          <table:table-cell office:value-type="float" office:value="64643" table:formula="of:=[.D16]+[.E16]-[.F16]" table:style-name="ce21">
            <text:p>64.643</text:p>
          </table:table-cell>
          <table:table-cell office:value-type="string" table:style-name="ce18">
            <text:p>305040101001</text:p>
          </table:table-cell>
          <table:table-cell office:value-type="string" table:style-name="ce19">
            <text:p>PERDIDAS Y GANANCIAS ACTUARIALES RECONOCIDAS ORI</text:p>
          </table:table-cell>
          <table:table-cell office:value-type="float" office:value="64643.040000000001" table:style-name="ce21">
            <text:p>64.643</text:p>
          </table:table-cell>
          <table:table-cell office:value-type="float" office:value="-4.0000000000873115E-2" table:formula="of:=+[.G16]-[.J16]" table:style-name="ce24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10101003</text:p>
          </table:table-cell>
          <table:table-cell office:value-type="string" table:style-name="ce19">
            <text:p>CORRECCION DE RESULTADOS A</text:p>
          </table:table-cell>
          <table:table-cell table:style-name="ce26"/>
          <table:table-cell office:value-type="float" office:value="-284905" table:style-name="ce21">
            <text:p>(284.905)</text:p>
          </table:table-cell>
          <table:table-cell table:number-columns-repeated="2" table:style-name="ce21"/>
          <table:table-cell office:value-type="float" office:value="-284905" table:formula="of:=[.D17]+[.E17]-[.F17]" table:style-name="ce21">
            <text:p>(284.905)</text:p>
          </table:table-cell>
          <table:table-cell office:value-type="string" table:style-name="ce18">
            <text:p>306010101003</text:p>
          </table:table-cell>
          <table:table-cell office:value-type="string" table:style-name="ce19">
            <text:p>CORRECCION DE RESULTADOS A</text:p>
          </table:table-cell>
          <table:table-cell office:value-type="float" office:value="-284904.99" table:style-name="ce21">
            <text:p>(284.905)</text:p>
          </table:table-cell>
          <table:table-cell office:value-type="float" office:value="-1.0000000009313226E-2" table:formula="of:=+[.G17]-[.J17]" table:style-name="ce24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40101002</text:p>
          </table:table-cell>
          <table:table-cell office:value-type="string" table:style-name="ce19">
            <text:p>GASTO POR IMPUESTO A LA GANANCIA DIFERIDO</text:p>
          </table:table-cell>
          <table:table-cell table:style-name="ce26"/>
          <table:table-cell office:value-type="float" office:value="18298" table:style-name="ce21">
            <text:p>18.298</text:p>
          </table:table-cell>
          <table:table-cell table:number-columns-repeated="2" table:style-name="ce21"/>
          <table:table-cell office:value-type="float" office:value="18298" table:formula="of:=[.D18]+[.E18]-[.F18]" table:style-name="ce21">
            <text:p>18.298</text:p>
          </table:table-cell>
          <table:table-cell office:value-type="string" table:style-name="ce18">
            <text:p>305040101002</text:p>
          </table:table-cell>
          <table:table-cell office:value-type="string" table:style-name="ce19">
            <text:p>GASTO POR IMPUESTO A LA GANANCIA DIFERIDO</text:p>
          </table:table-cell>
          <table:table-cell office:value-type="float" office:value="18297.89" table:style-name="ce21">
            <text:p>18.298</text:p>
          </table:table-cell>
          <table:table-cell office:value-type="float" office:value="0.11000000000058208" table:formula="of:=+[.G18]-[.J18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307010101001" table:style-name="ce18">
            <text:p>307010101001<text:s/></text:p>
          </table:table-cell>
          <table:table-cell office:value-type="string" table:style-name="ce19">
            <text:p>Utilidad del Ejercicio Economico Actual<text:s text:c="41"/></text:p>
          </table:table-cell>
          <table:table-cell table:style-name="ce26"/>
          <table:table-cell office:value-type="float" office:value="-1480917" table:style-name="ce21">
            <text:p>(1.480.917)</text:p>
          </table:table-cell>
          <table:table-cell table:number-columns-repeated="2" table:style-name="ce21"/>
          <table:table-cell office:value-type="float" office:value="-1480917" table:formula="of:=[.D19]+[.E19]-[.F19]" table:style-name="ce21">
            <text:p>(1.480.917)</text:p>
          </table:table-cell>
          <table:table-cell office:value-type="float" office:value="307010101001" table:style-name="ce18">
            <text:p>307010101001<text:s/></text:p>
          </table:table-cell>
          <table:table-cell office:value-type="string" table:style-name="ce19">
            <text:p>Utilidad del Ejercicio Economico Actual<text:s text:c="41"/></text:p>
          </table:table-cell>
          <table:table-cell office:value-type="float" office:value="1480916.99" table:style-name="ce21">
            <text:p>1.480.917</text:p>
          </table:table-cell>
          <table:table-cell office:value-type="float" office:value="-2961833.99" table:formula="of:=+[.G19]-[.J19]" table:style-name="ce24">
            <text:p>(2.961.83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7"/>
          <table:table-cell table:number-columns-repeated="2" table:style-name="ce26"/>
          <table:table-cell table:number-columns-repeated="4" table:style-name="ce21"/>
          <table:table-cell table:style-name="ce28"/>
          <table:table-cell table:style-name="ce29"/>
          <table:table-cell table:style-name="ce21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1"/>
          <table:table-cell office:value-type="string" table:style-name="ce32">
            <text:p>Total</text:p>
          </table:table-cell>
          <table:table-cell table:style-name="ce32"/>
          <table:table-cell office:value-type="float" office:value="8605495" table:formula="of:=SUM([.D9:.D20])" table:style-name="ce33">
            <text:p>8.605.495</text:p>
          </table:table-cell>
          <table:table-cell office:value-type="float" office:value="0" table:formula="of:=SUM([.E9:.E20])" table:style-name="ce33">
            <text:p>0</text:p>
          </table:table-cell>
          <table:table-cell office:value-type="float" office:value="0" table:formula="of:=SUM([.F9:.F20])" table:style-name="ce33">
            <text:p>0</text:p>
          </table:table-cell>
          <table:table-cell office:value-type="float" office:value="8605495" table:formula="of:=SUM([.G9:.G20])" table:style-name="ce33">
            <text:p>8.605.495</text:p>
          </table:table-cell>
          <table:table-cell table:number-columns-repeated="2" table:style-name="ce34"/>
          <table:table-cell office:value-type="float" office:value="10623341.859999999" table:formula="of:=SUM([.J9:.J20])" table:style-name="ce33">
            <text:p>10.623.342</text:p>
          </table:table-cell>
          <table:table-cell office:value-type="float" office:value="-2017846.8600000006" table:formula="of:=SUM([.K9:.K20])" table:style-name="ce35">
            <text:p>(2.017.847)</text:p>
          </table:table-cell>
          <table:table-cell table:number-columns-repeated="16373" table:style-name="ce36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">
            <text:p>wa</text:p>
          </table:table-cell>
          <table:table-cell table:number-columns-repeated="2" table:style-name="ce37"/>
          <table:table-cell office:value-type="string" table:style-name="ce38">
            <text:p>Saldo al</text:p>
          </table:table-cell>
          <table:table-cell office:value-type="string" table:style-name="ce39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0">
            <text:p>Nota a los estados financieros:</text:p>
          </table:table-cell>
          <table:table-cell table:style-name="ce40"/>
          <table:table-cell office:value-type="date" office:date-value="2021-12-31T00:00:00" table:style-name="ce41">
            <text:p>31/12/2021</text:p>
          </table:table-cell>
          <table:table-cell office:value-type="date" office:date-value="2020-12-31T00:00:00" table:style-name="ce42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3"/>
          <table:table-cell table:style-name="ce44"/>
          <table:table-cell table:style-name="ce45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Capital Social</text:p>
          </table:table-cell>
          <table:table-cell table:style-name="ce47"/>
          <table:table-cell table:number-columns-repeated="2" table:style-name="ce48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Arellano Jose Xavier</text:p>
          </table:table-cell>
          <table:table-cell table:style-name="ce47"/>
          <table:table-cell office:value-type="float" office:value="643320" table:style-name="ce21">
            <text:p>643.320</text:p>
          </table:table-cell>
          <table:table-cell office:value-type="float" office:value="643320" table:style-name="ce21">
            <text:p>643.3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Arellano Raul David</text:p>
          </table:table-cell>
          <table:table-cell table:style-name="ce47"/>
          <table:table-cell office:value-type="float" office:value="643320" table:style-name="ce21">
            <text:p>643.320</text:p>
          </table:table-cell>
          <table:table-cell office:value-type="float" office:value="643320" table:style-name="ce21">
            <text:p>643.3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Vaca Jose Walter</text:p>
          </table:table-cell>
          <table:table-cell table:style-name="ce47"/>
          <table:table-cell office:value-type="float" office:value="321660" table:style-name="ce21">
            <text:p>321.660</text:p>
          </table:table-cell>
          <table:table-cell office:value-type="float" office:value="321660" table:style-name="ce21">
            <text:p>321.66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1608300" table:formula="of:=SUM([.D27:.D29])" table:style-name="ce50">
            <text:p>1.608.300</text:p>
          </table:table-cell>
          <table:table-cell office:value-type="float" office:value="1608300" table:formula="of:=SUM([.E27:.E29])" table:style-name="ce50">
            <text:p>1.608.3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Reservas</text:p>
          </table:table-cell>
          <table:table-cell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Legal</text:p>
          </table:table-cell>
          <table:table-cell table:style-name="ce47"/>
          <table:table-cell office:value-type="float" office:value="713799" table:formula="of:=[.G11]" table:style-name="ce21">
            <text:p>713.799</text:p>
          </table:table-cell>
          <table:table-cell office:value-type="float" office:value="619400.47" table:formula="of:=[.J11]" table:style-name="ce21">
            <text:p>619.4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Facultativa y estatuaria</text:p>
          </table:table-cell>
          <table:table-cell table:style-name="ce47"/>
          <table:table-cell office:value-type="float" office:value="7000" table:formula="of:=[.G12]" table:style-name="ce21">
            <text:p>7.000</text:p>
          </table:table-cell>
          <table:table-cell office:value-type="float" office:value="6999.56" table:formula="of:=[.J12]" table:style-name="ce21">
            <text:p>7.0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720799" table:formula="of:=SUM([.D33:.D34])" table:style-name="ce50">
            <text:p>720.799</text:p>
          </table:table-cell>
          <table:table-cell office:value-type="float" office:value="626400.03" table:formula="of:=SUM([.E33:.E34])" table:style-name="ce50">
            <text:p>626.4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Resultados Acumulados</text:p>
          </table:table-cell>
          <table:table-cell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ultados Distribuibles</text:p>
          </table:table-cell>
          <table:table-cell table:style-name="ce47"/>
          <table:table-cell office:value-type="float" office:value="5497533" table:formula="of:=[.G14]+[.G18]+[.G19]" table:style-name="ce21">
            <text:p>5.497.533</text:p>
          </table:table-cell>
          <table:table-cell office:value-type="float" office:value="7609778.9500000002" table:formula="of:=[.J14]+[.J18]+[.J19]" table:style-name="ce21">
            <text:p>7.609.77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según PCGA anteriores</text:p>
          </table:table-cell>
          <table:table-cell table:style-name="ce47"/>
          <table:table-cell office:value-type="float" office:value="27786" table:formula="of:=[.G13]" table:style-name="ce21">
            <text:p>27.786</text:p>
          </table:table-cell>
          <table:table-cell office:value-type="float" office:value="27785.96" table:formula="of:=[.J13]" table:style-name="ce21">
            <text:p>27.786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Adopción por primera vez de las NIIF</text:p>
          </table:table-cell>
          <table:table-cell table:style-name="ce47"/>
          <table:table-cell office:value-type="float" office:value="971339" table:formula="of:=[.G15]" table:style-name="ce21">
            <text:p>971.339</text:p>
          </table:table-cell>
          <table:table-cell office:value-type="float" office:value="971338.87" table:formula="of:=[.J15]" table:style-name="ce21">
            <text:p>971.33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I</text:p>
          </table:table-cell>
          <table:table-cell table:style-name="ce47"/>
          <table:table-cell office:value-type="float" office:value="64643" table:formula="of:=[.G16]" table:style-name="ce21">
            <text:p>64.643</text:p>
          </table:table-cell>
          <table:table-cell office:value-type="float" office:value="64643.040000000001" table:formula="of:=[.J16]" table:style-name="ce21">
            <text:p>64.64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tros</text:p>
          </table:table-cell>
          <table:table-cell table:style-name="ce47"/>
          <table:table-cell office:value-type="float" office:value="-284905" table:formula="of:=[.G17]" table:style-name="ce21">
            <text:p>(284.905)</text:p>
          </table:table-cell>
          <table:table-cell office:value-type="float" office:value="-284904.99" table:formula="of:=[.J17]" table:style-name="ce21">
            <text:p>(284.905)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6276396" table:formula="of:=SUM([.D38:.D42])" table:style-name="ce50">
            <text:p>6.276.396</text:p>
          </table:table-cell>
          <table:table-cell office:value-type="float" office:value="8388641.8299999982" table:formula="of:=SUM([.E38:.E42])" table:style-name="ce50">
            <text:p>8.388.64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5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2">
            <text:p>Total</text:p>
          </table:table-cell>
          <table:table-cell table:style-name="ce53"/>
          <table:table-cell office:value-type="float" office:value="8605495" table:formula="of:=[.D30]+[.D35]+[.D43]" table:style-name="ce33">
            <text:p>8.605.495</text:p>
          </table:table-cell>
          <table:table-cell office:value-type="float" office:value="10623341.859999999" table:formula="of:=[.E30]+[.E35]+[.E43]" table:style-name="ce33">
            <text:p>10.623.342</text:p>
          </table:table-cell>
          <table:table-cell table:number-columns-repeated="1019" table:style-name="ce5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4">
            <text:p>Fuente:</text:p>
          </table:table-cell>
          <table:table-cell table:number-columns-repeated="9" table:style-name="ce55"/>
          <table:table-cell table:style-name="ce56"/>
          <table:table-cell table:number-columns-repeated="16373"/>
        </table:table-row>
        <table:table-row table:style-name="ro2">
          <table:table-cell office:value-type="string" table:style-name="ce57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7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9">
            <text:p>Trabajo realizado: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office:value-type="string" table:style-name="ce60">
            <text:p>Estados financieros revisados a fecha de corte del 30 de septiembre del 2021</text:p>
          </table:table-cell>
          <table:table-cell table:number-columns-repeated="8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office:value-type="string" table:style-name="ce60">
            <text:p>Revisión de los movimientos a fecha de corte del 31 de diciembre del 2021</text:p>
          </table:table-cell>
          <table:table-cell table:number-columns-repeated="8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9">
            <text:p>Conclusiones: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number-rows-repeated="3" table:style-name="ro2">
          <table:table-cell table:number-columns-repeated="10" table:style-name="ce5"/>
          <table:table-cell table:style-name="ce58"/>
          <table:table-cell table:number-columns-repeated="16373"/>
        </table:table-row>
        <table:table-row table:number-rows-repeated="1048517" table:style-name="ro5">
          <table:table-cell table:number-columns-repeated="16384"/>
        </table:table-row>
      </table:table>
      <table:table table:name="Movimiento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13" table:default-cell-style-name="ce1"/>
        <table:table-column table:style-name="co9" table:number-columns-repeated="15360" table:default-cell-style-name="ce1"/>
        <table:table-row table:style-name="ro1">
          <table:table-cell/>
          <table:table-cell office:value-type="string" table:style-name="ce72">
            <text:p>GRAFIMPAC S.A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3">
            <text:p>MOVIMIENTO DEL PATRIMONI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3">
            <text:p>Al 31 de diciembre del 202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6">
          <table:table-cell/>
          <table:table-cell office:value-type="string" table:style-name="ce74">
            <text:p>Concepto</text:p>
          </table:table-cell>
          <table:table-cell office:value-type="string" table:style-name="ce75">
            <text:p>Capital social</text:p>
          </table:table-cell>
          <table:table-cell office:value-type="string" table:style-name="ce75">
            <text:p>Reserva legal</text:p>
          </table:table-cell>
          <table:table-cell office:value-type="string" table:style-name="ce75">
            <text:p>Reseva facultativa</text:p>
          </table:table-cell>
          <table:table-cell office:value-type="string" table:style-name="ce75">
            <text:p>Utilidades acumuladas</text:p>
          </table:table-cell>
          <table:table-cell office:value-type="string" table:style-name="ce75">
            <text:p>Superávit x revalorizacion</text:p>
          </table:table-cell>
          <table:table-cell office:value-type="string" table:style-name="ce75">
            <text:p>Resultado x adopcion NIIF</text:p>
          </table:table-cell>
          <table:table-cell office:value-type="string" table:style-name="ce75">
            <text:p>ORI</text:p>
          </table:table-cell>
          <table:table-cell office:value-type="string" table:style-name="ce74">
            <text:p>Total</text:p>
          </table:table-cell>
          <table:table-cell table:number-columns-repeated="16374" table:style-name="ce1"/>
        </table:table-row>
        <table:table-row table:style-name="ro2">
          <table:table-cell/>
          <table:table-cell table:number-columns-repeated="9" table:style-name="ce76"/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Saldos al 1 de enero de 2019</text:p>
          </table:table-cell>
          <table:table-cell office:value-type="float" office:value="3661400" table:style-name="ce77">
            <text:p>3.661.400</text:p>
          </table:table-cell>
          <table:table-cell table:style-name="ce76"/>
          <table:table-cell office:value-type="float" office:value="406800" table:style-name="ce77">
            <text:p>406.80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-4926504" table:style-name="ce77">
            <text:p>-4.926.504</text:p>
          </table:table-cell>
          <table:table-cell office:value-type="float" office:value="-858304" table:style-name="ce77">
            <text:p>-858.304</text:p>
          </table:table-cell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2" table:visibility="collapse">
          <table:table-cell/>
          <table:table-cell table:number-columns-repeated="9" table:style-name="ce76"/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Utilidad neta</text:p>
          </table:table-cell>
          <table:table-cell table:number-columns-repeated="6" table:style-name="ce76"/>
          <table:table-cell office:value-type="float" office:value="1404435" table:style-name="ce77">
            <text:p>1.404.435</text:p>
          </table:table-cell>
          <table:table-cell office:value-type="float" office:value="1404435" table:style-name="ce77">
            <text:p>1.404.435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juste en activos diferidos</text:p>
          </table:table-cell>
          <table:table-cell table:number-columns-repeated="6" table:style-name="ce76"/>
          <table:table-cell office:value-type="float" office:value="-78647" table:style-name="ce77">
            <text:p>-78.647</text:p>
          </table:table-cell>
          <table:table-cell office:value-type="float" office:value="-78647" table:style-name="ce77">
            <text:p>-78.647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juste en activos fijos</text:p>
          </table:table-cell>
          <table:table-cell table:number-columns-repeated="6" table:style-name="ce76"/>
          <table:table-cell office:value-type="float" office:value="-72643" table:style-name="ce77">
            <text:p>-72.643</text:p>
          </table:table-cell>
          <table:table-cell office:value-type="float" office:value="-72643" table:style-name="ce77">
            <text:p>-72.643</text:p>
          </table:table-cell>
          <table:table-cell table:number-columns-repeated="16374" table:style-name="ce1"/>
        </table:table-row>
        <table:table-row table:style-name="ro2" table:visibility="collapse">
          <table:table-cell table:style-name="ce78"/>
          <table:table-cell office:value-type="string" table:style-name="ce79">
            <text:p>Saldos al 31 de diciembre de 2019</text:p>
          </table:table-cell>
          <table:table-cell office:value-type="float" office:value="1608300" table:style-name="ce80">
            <text:p>1.608.300</text:p>
          </table:table-cell>
          <table:table-cell office:value-type="float" office:value="521901" table:style-name="ce85">
            <text:p><text:s/>521901<text:s/></text:p>
          </table:table-cell>
          <table:table-cell office:value-type="float" office:value="6999" table:style-name="ce85">
            <text:p><text:s/>6999<text:s/></text:p>
          </table:table-cell>
          <table:table-cell office:value-type="float" office:value="5952768" table:formula="of:=6237673-284905" table:style-name="ce85">
            <text:p><text:s/>5952768<text:s/></text:p>
          </table:table-cell>
          <table:table-cell office:value-type="float" office:value="27786" table:style-name="ce85">
            <text:p><text:s/>27786<text:s/></text:p>
          </table:table-cell>
          <table:table-cell office:value-type="float" office:value="971339" table:style-name="ce85">
            <text:p><text:s/>971339<text:s/></text:p>
          </table:table-cell>
          <table:table-cell office:value-type="float" office:value="8287" table:style-name="ce85">
            <text:p><text:s/>8287<text:s/></text:p>
          </table:table-cell>
          <table:table-cell office:value-type="float" office:value="9097380" table:formula="of:=SUM([.C12:.I12])" table:style-name="ce80">
            <text:p>9.097.380</text:p>
          </table:table-cell>
          <table:table-cell table:number-columns-repeated="16374" table:style-name="ce78"/>
        </table:table-row>
        <table:table-row table:style-name="ro2" table:visibility="collapse">
          <table:table-cell/>
          <table:table-cell table:number-columns-repeated="2" table:style-name="ce76"/>
          <table:table-cell table:number-columns-repeated="6" table:style-name="ce86"/>
          <table:table-cell office:value-type="float" office:value="0" table:formula="of:=SUM([.C13:.I13])" table:style-name="ce77">
            <text:p>0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Utilidad del anio</text:p>
          </table:table-cell>
          <table:table-cell table:style-name="ce76"/>
          <table:table-cell table:number-columns-repeated="2" table:style-name="ce86"/>
          <table:table-cell office:value-type="float" office:value="938364" table:style-name="ce86">
            <text:p><text:s/>938364<text:s/></text:p>
          </table:table-cell>
          <table:table-cell table:number-columns-repeated="3" table:style-name="ce86"/>
          <table:table-cell office:value-type="float" office:value="938364" table:formula="of:=SUM([.C14:.I14])" table:style-name="ce77">
            <text:p>938.364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Ganancia actuarial ORI</text:p>
          </table:table-cell>
          <table:table-cell table:style-name="ce76"/>
          <table:table-cell table:number-columns-repeated="6" table:style-name="ce86"/>
          <table:table-cell office:value-type="float" office:value="0" table:formula="of:=SUM([.C15:.I15])" table:style-name="ce77">
            <text:p>0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propiacion de reserva</text:p>
          </table:table-cell>
          <table:table-cell table:style-name="ce76"/>
          <table:table-cell office:value-type="float" office:value="97500" table:formula="of:=619401-521901" table:style-name="ce86">
            <text:p><text:s/>97500<text:s/></text:p>
          </table:table-cell>
          <table:table-cell table:style-name="ce86"/>
          <table:table-cell office:value-type="float" office:value="-97500" table:style-name="ce86">
            <text:p>-97500<text:s/></text:p>
          </table:table-cell>
          <table:table-cell table:number-columns-repeated="2" table:style-name="ce86"/>
          <table:table-cell office:value-type="float" office:value="56356" table:formula="of:=64643-8287" table:style-name="ce86">
            <text:p><text:s/>56356<text:s/></text:p>
          </table:table-cell>
          <table:table-cell office:value-type="float" office:value="56356" table:formula="of:=SUM([.C16:.I16])" table:style-name="ce77">
            <text:p>56.356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Otros</text:p>
          </table:table-cell>
          <table:table-cell table:style-name="ce76"/>
          <table:table-cell table:number-columns-repeated="2" table:style-name="ce86"/>
          <table:table-cell office:value-type="float" office:value="-22532" table:style-name="ce86">
            <text:p>-22532<text:s/></text:p>
          </table:table-cell>
          <table:table-cell table:number-columns-repeated="3" table:style-name="ce86"/>
          <table:table-cell office:value-type="float" office:value="-22532" table:formula="of:=SUM([.C17:.I17])" table:style-name="ce77">
            <text:p>-22.532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table:number-columns-repeated="2" table:style-name="ce76"/>
          <table:table-cell table:number-columns-repeated="6" table:style-name="ce86"/>
          <table:table-cell table:style-name="ce77"/>
          <table:table-cell table:number-columns-repeated="16374" table:style-name="ce1"/>
        </table:table-row>
        <table:table-row table:style-name="ro2">
          <table:table-cell table:style-name="ce78"/>
          <table:table-cell office:value-type="string" table:style-name="ce81">
            <text:p>Saldos al 1o enero 2021</text:p>
          </table:table-cell>
          <table:table-cell office:value-type="float" office:value="1608300" table:formula="of:=SUM([.C12:.C17])" table:style-name="ce87">
            <text:p><text:s/>1.608.300<text:s/></text:p>
          </table:table-cell>
          <table:table-cell office:value-type="float" office:value="619401" table:style-name="ce87">
            <text:p><text:s/>619.401<text:s/></text:p>
          </table:table-cell>
          <table:table-cell office:value-type="float" office:value="6999.56" table:formula="of:=+['file:///C:/Users/Carlos%20Almeida/Documents/GitHub/Grafimpac/Fase%20III%20-%20Informes/9100%20Evaluacion%20de%20evidencia/Revision%20analitica%20final.xlsx'#'ESF20'.E223]" table:style-name="ce87">
            <text:p><text:s/>7.000<text:s/></text:p>
          </table:table-cell>
          <table:table-cell office:value-type="float" office:value="6771100" table:formula="of:=7056005-284905" table:style-name="ce87">
            <text:p><text:s/>6.771.100<text:s/></text:p>
          </table:table-cell>
          <table:table-cell office:value-type="float" office:value="27785.96" table:formula="of:=+['file:///C:/Users/Carlos%20Almeida/Documents/GitHub/Grafimpac/Fase%20III%20-%20Informes/9100%20Evaluacion%20de%20evidencia/Revision%20analitica%20final.xlsx'#'ESF20'.E228]" table:style-name="ce87">
            <text:p><text:s/>27.786<text:s/></text:p>
          </table:table-cell>
          <table:table-cell office:value-type="float" office:value="971338.87" table:formula="of:=+['file:///C:/Users/Carlos%20Almeida/Documents/GitHub/Grafimpac/Fase%20III%20-%20Informes/9100%20Evaluacion%20de%20evidencia/Revision%20analitica%20final.xlsx'#'ESF20'.E242]" table:style-name="ce87">
            <text:p><text:s/>971.339<text:s/></text:p>
          </table:table-cell>
          <table:table-cell office:value-type="float" office:value="64643.040000000001" table:formula="of:=+['file:///C:/Users/Carlos%20Almeida/Documents/GitHub/Grafimpac/Fase%20III%20-%20Informes/9100%20Evaluacion%20de%20evidencia/Revision%20analitica%20final.xlsx'#'ESF20'.E234]" table:style-name="ce87">
            <text:p><text:s/>64.643<text:s/></text:p>
          </table:table-cell>
          <table:table-cell office:value-type="float" office:value="10069568.43" table:formula="of:=SUM([.C19:.I19])" table:style-name="ce82">
            <text:p>10.069.568</text:p>
          </table:table-cell>
          <table:table-cell table:style-name="ce88"/>
          <table:table-cell table:number-columns-repeated="16373" table:style-name="ce78"/>
        </table:table-row>
        <table:table-row table:style-name="ro1">
          <table:table-cell/>
          <table:table-cell table:style-name="ce76"/>
          <table:table-cell table:number-columns-repeated="7" table:style-name="ce89"/>
          <table:table-cell table:style-name="ce83"/>
          <table:table-cell table:number-columns-repeated="16374" table:style-name="ce1"/>
        </table:table-row>
        <table:table-row table:style-name="ro1">
          <table:table-cell/>
          <table:table-cell office:value-type="string" table:style-name="ce76">
            <text:p>Utilidad del anio</text:p>
          </table:table-cell>
          <table:table-cell table:number-columns-repeated="3" table:style-name="ce90"/>
          <table:table-cell office:value-type="float" office:value="2215158.7499999977" table:formula="of:=+['file:///C:/Users/Carlos%20Almeida/Documents/GitHub/Grafimpac/Fase%20III%20-%20Informes/9100%20Evaluacion%20de%20evidencia/Revision%20analitica%20final.xlsx'#'ERI21'.H17]" table:style-name="ce90">
            <text:p><text:s/>2.215.159<text:s/></text:p>
          </table:table-cell>
          <table:table-cell table:number-columns-repeated="3" table:style-name="ce90"/>
          <table:table-cell office:value-type="float" office:value="2215158.7499999977" table:formula="of:=SUM([.C21:.I21])" table:style-name="ce77">
            <text:p>2.215.159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76">
            <text:p>Ganancia actuarial ORI</text:p>
          </table:table-cell>
          <table:table-cell table:number-columns-repeated="7" table:style-name="ce90"/>
          <table:table-cell office:value-type="float" office:value="0" table:formula="of:=SUM([.C22:.I22])" table:style-name="ce7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76">
            <text:p>Correccion de errores anios anteriores</text:p>
          </table:table-cell>
          <table:table-cell table:number-columns-repeated="3" table:style-name="ce90"/>
          <table:table-cell office:value-type="float" office:value="1154867.99" table:formula="of:=869963-['file:///C:/Users/Carlos%20Almeida/Documents/GitHub/Grafimpac/Fase%20III%20-%20Informes/9100%20Evaluacion%20de%20evidencia/Revision%20analitica%20final.xlsx'#'ESF20'.E241]" table:style-name="ce90">
            <text:p><text:s/>1.154.868<text:s/></text:p>
          </table:table-cell>
          <table:table-cell table:number-columns-repeated="3" table:style-name="ce90"/>
          <table:table-cell office:value-type="float" office:value="1154867.99" table:formula="of:=SUM([.C23:.I23])" table:style-name="ce77">
            <text:p>1.154.868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76">
            <text:p>Apropiacion de reserva</text:p>
          </table:table-cell>
          <table:table-cell table:style-name="ce90"/>
          <table:table-cell office:value-type="float" office:value="94398" table:formula="of:=713799-619401" table:style-name="ce90">
            <text:p><text:s/>94.398<text:s/></text:p>
          </table:table-cell>
          <table:table-cell table:style-name="ce90"/>
          <table:table-cell office:value-type="float" office:value="-94398" table:style-name="ce90">
            <text:p><text:s/>-94.398<text:s/></text:p>
          </table:table-cell>
          <table:table-cell table:number-columns-repeated="3" table:style-name="ce90"/>
          <table:table-cell office:value-type="float" office:value="0" table:formula="of:=SUM([.C24:.I24])" table:style-name="ce77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76">
            <text:p>Ajuste de impuesto diferido</text:p>
          </table:table-cell>
          <table:table-cell table:number-columns-repeated="3" table:style-name="ce90"/>
          <table:table-cell office:value-type="float" office:value="18297" table:style-name="ce91">
            <text:p><text:s/>18.297<text:s/></text:p>
          </table:table-cell>
          <table:table-cell table:number-columns-repeated="3" table:style-name="ce90"/>
          <table:table-cell office:value-type="float" office:value="18297" table:formula="of:=SUM([.C25:.I25])" table:style-name="ce77">
            <text:p>18.297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76">
            <text:p>Otros</text:p>
          </table:table-cell>
          <table:table-cell table:number-columns-repeated="3" table:style-name="ce90"/>
          <table:table-cell office:value-type="float" office:value="109683.26000000536" table:formula="of:=+['file:///C:/Users/Carlos%20Almeida/Documents/GitHub/Grafimpac/Fase%20III%20-%20Informes/9100%20Evaluacion%20de%20evidencia/Revision%20analitica%20final.xlsx'#'ESF21'.H146]+62654" table:style-name="ce92">
            <text:p><text:s/>109.683<text:s/></text:p>
          </table:table-cell>
          <table:table-cell table:number-columns-repeated="3" table:style-name="ce90"/>
          <table:table-cell office:value-type="float" office:value="109683.26000000536" table:formula="of:=SUM([.C26:.I26])" table:style-name="ce77">
            <text:p>109.683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76"/>
          <table:table-cell table:number-columns-repeated="7" table:style-name="ce90"/>
          <table:table-cell table:style-name="ce76"/>
          <table:table-cell table:number-columns-repeated="16374" table:style-name="ce1"/>
        </table:table-row>
        <table:table-row table:style-name="ro2">
          <table:table-cell table:style-name="ce78"/>
          <table:table-cell office:value-type="string" table:style-name="ce81">
            <text:p>Saldos al 31 de diciembre de 2021</text:p>
          </table:table-cell>
          <table:table-cell office:value-type="float" office:value="1608300" table:formula="of:=SUM([.C19:.C26])" table:style-name="ce87">
            <text:p><text:s/>1.608.300<text:s/></text:p>
          </table:table-cell>
          <table:table-cell office:value-type="float" office:value="713799" table:formula="of:=SUM([.D19:.D26])" table:style-name="ce87">
            <text:p><text:s/>713.799<text:s/></text:p>
          </table:table-cell>
          <table:table-cell office:value-type="float" office:value="6999.56" table:formula="of:=SUM([.E19:.E26])" table:style-name="ce87">
            <text:p><text:s/>7.000<text:s/></text:p>
          </table:table-cell>
          <table:table-cell office:value-type="float" office:value="10174709.000000004" table:formula="of:=SUM([.F19:.F26])" table:style-name="ce87">
            <text:p><text:s/>10.174.709<text:s/></text:p>
          </table:table-cell>
          <table:table-cell office:value-type="float" office:value="27785.96" table:formula="of:=SUM([.G19:.G26])" table:style-name="ce87">
            <text:p><text:s/>27.786<text:s/></text:p>
          </table:table-cell>
          <table:table-cell office:value-type="float" office:value="971338.87" table:formula="of:=SUM([.H19:.H26])" table:style-name="ce87">
            <text:p><text:s/>971.339<text:s/></text:p>
          </table:table-cell>
          <table:table-cell office:value-type="float" office:value="64643.040000000001" table:formula="of:=SUM([.I19:.I26])" table:style-name="ce87">
            <text:p><text:s/>64.643<text:s/></text:p>
          </table:table-cell>
          <table:table-cell office:value-type="float" office:value="13567575.430000003" table:formula="of:=SUM([.J19:.J26])" table:style-name="ce82">
            <text:p>13.567.575</text:p>
          </table:table-cell>
          <table:table-cell table:number-columns-repeated="16374" table:style-name="ce78"/>
        </table:table-row>
        <table:table-row table:style-name="ro2">
          <table:table-cell/>
          <table:table-cell table:number-columns-repeated="8" table:style-name="ce1"/>
          <table:table-cell table:style-name="ce84"/>
          <table:table-cell table:number-columns-repeated="16374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Programa" table:style-name="ta3">
        <table:table-source xlink:href="file:///C:/Users/Carlos%20Almeida/Documents/GitHub/Grafimpac/Fase%20III%20-%20Informes/9100%20Evaluacion%20de%20evidencia/Revision%20analitica%20final.xlsx" table:table-name="Program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BG" table:style-name="ta3">
        <table:table-source xlink:href="file:///C:/Users/Carlos%20Almeida/Documents/GitHub/Grafimpac/Fase%20III%20-%20Informes/9100%20Evaluacion%20de%20evidencia/Revision%20analitica%20final.xlsx" table:table-name="B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R" table:style-name="ta3">
        <table:table-source xlink:href="file:///C:/Users/Carlos%20Almeida/Documents/GitHub/Grafimpac/Fase%20III%20-%20Informes/9100%20Evaluacion%20de%20evidencia/Revision%20analitica%20final.xlsx" table:table-name="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CP" table:style-name="ta3">
        <table:table-source xlink:href="file:///C:/Users/Carlos%20Almeida/Documents/GitHub/Grafimpac/Fase%20III%20-%20Informes/9100%20Evaluacion%20de%20evidencia/Revision%20analitica%20final.xlsx" table:table-name="E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SF21" table:style-name="ta3">
        <table:table-source xlink:href="file:///C:/Users/Carlos%20Almeida/Documents/GitHub/Grafimpac/Fase%20III%20-%20Informes/9100%20Evaluacion%20de%20evidencia/Revision%20analitica%20final.xlsx" table:table-name="ESF21" table:mode="copy-results-only"/>
        <table:table-column/>
        <table:table-row table:number-rows-repeated="145">
          <table:table-cell table:number-columns-repeated="16384"/>
        </table:table-row>
        <table:table-row>
          <table:table-cell table:number-columns-repeated="7"/>
          <table:table-cell office:value-type="float" office:value="47029.260000005364"/>
          <table:table-cell table:number-columns-repeated="16376"/>
        </table:table-row>
        <table:table-row table:number-rows-repeated="1048430">
          <table:table-cell table:number-columns-repeated="16376"/>
        </table:table-row>
      </table:table>
      <table:table table:name="'file:///C:/Users/Carlos%20Almeida/Documents/GitHub/Grafimpac/Fase%20III%20-%20Informes/9100%20Evaluacion%20de%20evidencia/Revision%20analitica%20final.xlsx'#ERI21" table:style-name="ta3">
        <table:table-source xlink:href="file:///C:/Users/Carlos%20Almeida/Documents/GitHub/Grafimpac/Fase%20III%20-%20Informes/9100%20Evaluacion%20de%20evidencia/Revision%20analitica%20final.xlsx" table:table-name="ERI21" table:mode="copy-results-only"/>
        <table:table-column/>
        <table:table-row table:number-rows-repeated="16">
          <table:table-cell table:number-columns-repeated="16384"/>
        </table:table-row>
        <table:table-row>
          <table:table-cell table:number-columns-repeated="7"/>
          <table:table-cell office:value-type="float" office:value="2215158.7499999977"/>
          <table:table-cell table:number-columns-repeated="16376"/>
        </table:table-row>
        <table:table-row table:number-rows-repeated="1048559">
          <table:table-cell table:number-columns-repeated="16376"/>
        </table:table-row>
      </table:table>
      <table:table table:name="'file:///C:/Users/Carlos%20Almeida/Documents/GitHub/Grafimpac/Fase%20III%20-%20Informes/9100%20Evaluacion%20de%20evidencia/Revision%20analitica%20final.xlsx'#ESF20" table:style-name="ta3">
        <table:table-source xlink:href="file:///C:/Users/Carlos%20Almeida/Documents/GitHub/Grafimpac/Fase%20III%20-%20Informes/9100%20Evaluacion%20de%20evidencia/Revision%20analitica%20final.xlsx" table:table-name="ESF20" table:mode="copy-results-only"/>
        <table:table-column/>
        <table:table-row table:number-rows-repeated="222">
          <table:table-cell table:number-columns-repeated="16384"/>
        </table:table-row>
        <table:table-row>
          <table:table-cell table:number-columns-repeated="4"/>
          <table:table-cell office:value-type="float" office:value="6999.56"/>
          <table:table-cell table:number-columns-repeated="16379"/>
        </table:table-row>
        <table:table-row table:number-rows-repeated="4">
          <table:table-cell table:number-columns-repeated="16384"/>
        </table:table-row>
        <table:table-row>
          <table:table-cell table:number-columns-repeated="4"/>
          <table:table-cell office:value-type="float" office:value="27785.96"/>
          <table:table-cell table:number-columns-repeated="16379"/>
        </table:table-row>
        <table:table-row table:number-rows-repeated="5">
          <table:table-cell table:number-columns-repeated="16384"/>
        </table:table-row>
        <table:table-row>
          <table:table-cell table:number-columns-repeated="4"/>
          <table:table-cell office:value-type="float" office:value="64643.040000000001"/>
          <table:table-cell table:number-columns-repeated="16379"/>
        </table:table-row>
        <table:table-row table:number-rows-repeated="6">
          <table:table-cell table:number-columns-repeated="16384"/>
        </table:table-row>
        <table:table-row>
          <table:table-cell table:number-columns-repeated="4"/>
          <table:table-cell office:value-type="float" office:value="-284904.99"/>
          <table:table-cell table:number-columns-repeated="16379"/>
        </table:table-row>
        <table:table-row>
          <table:table-cell table:number-columns-repeated="4"/>
          <table:table-cell office:value-type="float" office:value="971338.87"/>
          <table:table-cell table:number-columns-repeated="16379"/>
        </table:table-row>
        <table:table-row table:number-rows-repeated="1048334">
          <table:table-cell table:number-columns-repeated="16379"/>
        </table:table-row>
      </table:table>
      <table:table table:name="'file:///C:/Users/Carlos%20Almeida/Documents/GitHub/Grafimpac/Fase%20III%20-%20Informes/9100%20Evaluacion%20de%20evidencia/Revision%20analitica%20final.xlsx'#ERI20" table:style-name="ta3">
        <table:table-source xlink:href="file:///C:/Users/Carlos%20Almeida/Documents/GitHub/Grafimpac/Fase%20III%20-%20Informes/9100%20Evaluacion%20de%20evidencia/Revision%20analitica%20final.xlsx" table:table-name="ERI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BC18" table:style-name="ta3">
        <table:table-source xlink:href="file:///C:/Users/Carlos%20Almeida/Documents/GitHub/Grafimpac/Fase%20III%20-%20Informes/9100%20Evaluacion%20de%20evidencia/Revision%20analitica%20final.xlsx" table:table-name="BC1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P1">
      <number:text>(</number:text>
      <number:number number:decimal-places="2" number:min-decimal-places="2" number:min-integer-digits="1" number:grouping="true"/>
      <number:text>)</number:text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2" number:min-decimal-places="2" number:min-integer-digits="1"/>
      <number:text> %</number:text>
    </number:percentage-style>
    <number:date-style style:name="N40">
      <number:day number:style="long"/>
      <number:text>/</number:text>
      <number:month number:style="long"/>
      <number:text>/</number:text>
      <number:year/>
    </number:date-style>
    <number:number-style style:name="N41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1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/</number:text>
      <number:month number:style="long"/>
      <number:text>/</number:text>
      <number:year number:style="long"/>
    </number:date-style>
    <number:date-style style:name="N43">
      <number:day number:style="long"/>
      <number:text>-</number:text>
      <number:month number:textual="true"/>
      <number:text>-</number:text>
      <number:year/>
    </number:date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4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7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5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ara Macias</meta:initial-creator>
    <dc:creator>Carlos Almeida</dc:creator>
    <meta:creation-date>2020-10-19T12:23:50Z</meta:creation-date>
    <dc:date>2022-03-11T19:13:22Z</dc:date>
    <meta:editing-cycles>12</meta:editing-cycles>
    <meta:editing-duration>PT4618S</meta:editing-duration>
  </office:meta>
</office:document-meta>
</file>